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style:font-name="Courier New" style:font-name-asian="Courier New1" style:font-name-complex="Courier New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cc0000" loext:opacity="100%" style:text-underline-style="solid" style:text-underline-width="auto" style:text-underline-color="font-color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wdhth75lrtnf"/>Φύλλο Εργασίας 1</text:p>
      <text:p text:style-name="P1"><text:bookmark text:name="_nht6u0y81u4v"/>Κινητήρας Servo</text:p>
      <text:p text:style-name="Heading_20_2"><text:bookmark text:name="_5y8vc6in39g"/>Δραστηριότητα 1</text:p>
      <text:p text:style-name="normal">Μπείτε στο <text:a xlink:type="simple" xlink:href="https://docs.arduino.cc/learn/electronics/servo-motors/" text:style-name="ListLabel_20_1" text:visited-style-name="ListLabel_20_1"><text:span text:style-name="T1">https://docs.arduino.cc/learn/electronics/servo-motors/</text:span></text:a> και κάντε τα παραδείγματα <text:span text:style-name="T2">Knob </text:span>και <text:span text:style-name="T2">Sweep</text:span>.</text:p>
      <text:p text:style-name="Heading_20_2"><text:bookmark text:name="_it34dm1kfh56"/>Δραστηριότητα 2</text:p>
      <text:p text:style-name="normal">Προγραμματίστε τον κινητήρα Servo έτσι ώστε να περιστρέφεται σε γωνία 90 μοιρών.</text:p>
      <text:p text:style-name="Heading_20_2"><text:bookmark text:name="_fssjt5j9g1va"/>Δραστηριότητα 3</text:p>
      <text:p text:style-name="normal">Προγραμματίστε δύο συναρτήσεις με ονόματα turnServo1 και turnServo2, από τις οποίες η μία θα περιστρέφει το servo κατά περίπου 90 μοίρες, ενώ η άλλη θα το επαναφέρει στην αρχική του θέση.</text:p>
      <text:p text:style-name="normal"/>
      <text:p text:style-name="normal"/>
      <text:p text:style-name="Heading_20_3"><text:bookmark text:name="_iakabo6gecmf"/><text:span text:style-name="T3">Ενδεικτική λύση:</text:span></text:p>
      <text:p text:style-name="normal" loext:marker-style-name="T4"><text:span text:style-name="T4">void turnServo1(void)</text:span><text:span text:style-name="T4"/></text:p>
      <text:p text:style-name="normal" loext:marker-style-name="T4"><text:span text:style-name="T4">{</text:span><text:span text:style-name="T4"/></text:p>
      <text:p text:style-name="normal" loext:marker-style-name="T4"><text:span text:style-name="T4"><text:s text:c="2"/>for (int pos = 0; pos &lt;= 120; pos++)</text:span><text:span text:style-name="T4"/></text:p>
      <text:p text:style-name="normal" loext:marker-style-name="T4"><text:span text:style-name="T4"><text:s text:c="2"/>{</text:span><text:span text:style-name="T4"/></text:p>
      <text:p text:style-name="normal" loext:marker-style-name="T4"><text:span text:style-name="T4"><text:tab/>myservo.write(pos);</text:span><text:span text:style-name="T4"/></text:p>
      <text:p text:style-name="normal" loext:marker-style-name="T4"><text:span text:style-name="T4"><text:tab/>delay(10);</text:span><text:span text:style-name="T4"/></text:p>
      <text:p text:style-name="normal" loext:marker-style-name="T4"><text:span text:style-name="T4"><text:s text:c="2"/>}</text:span><text:span text:style-name="T4"/></text:p>
      <text:p text:style-name="normal" loext:marker-style-name="T4"><text:span text:style-name="T4">}</text:span><text:span text:style-name="T4"/></text:p>
      <text:p text:style-name="P3" loext:marker-style-name="T4"/>
      <text:p text:style-name="normal" loext:marker-style-name="T4"><text:span text:style-name="T4">void turnServo2(void)</text:span><text:span text:style-name="T4"/></text:p>
      <text:p text:style-name="normal" loext:marker-style-name="T4"><text:span text:style-name="T4">{</text:span><text:span text:style-name="T4"/></text:p>
      <text:p text:style-name="normal" loext:marker-style-name="T4"><text:span text:style-name="T4"><text:s text:c="2"/>for (int pos = 120; pos &gt;= 0; pos--)</text:span><text:span text:style-name="T4"/></text:p>
      <text:p text:style-name="normal" loext:marker-style-name="T4"><text:span text:style-name="T4"><text:s text:c="2"/>{</text:span><text:span text:style-name="T4"/></text:p>
      <text:p text:style-name="normal" loext:marker-style-name="T4"><text:span text:style-name="T4"><text:tab/>myservo.write(pos);</text:span><text:span text:style-name="T4"/></text:p>
      <text:p text:style-name="normal" loext:marker-style-name="T4"><text:span text:style-name="T4"><text:tab/>delay(10);</text:span><text:span text:style-name="T4"/></text:p>
      <text:p text:style-name="normal" loext:marker-style-name="T4"><text:span text:style-name="T4"><text:s text:c="2"/>}</text:span><text:span text:style-name="T4"/></text:p>
      <text:p text:style-name="normal" loext:marker-style-name="T4"><text:span text:style-name="T4">}</text:span><text:span text:style-name="T4"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l" fo:country="G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25" meta:word-count="101" meta:character-count="663" meta:non-whitespace-character-count="572"/>
    <meta:generator>LibreOffice/24.2.3.2$Windows_X86_64 LibreOffice_project/433d9c2ded56988e8a90e6b2e771ee4e6a5ab2ba</meta:generator>
  </office:meta>
</office:document-meta>
</file>